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00800000008B2AA4E6A4F6D2D73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786cm" fo:min-width="12.327cm" draw:shadow="hidden" draw:shadow-offset-x="-0.212cm" draw:shadow-offset-y="0cm" draw:shadow-opacity="79%"/>
    </style:style>
    <style:style style:name="gr2" style:family="graphic" style:parent-style-name="standard">
      <style:graphic-properties draw:stroke="none" svg:stroke-color="#000000" draw:fill="solid" draw:fill-color="#eeeeee" fo:min-height="0.433cm"/>
    </style:style>
    <style:style style:name="gr3" style:family="graphic" style:parent-style-name="standard">
      <style:graphic-properties svg:stroke-color="#000000" draw:fill-color="#3465a4" draw:textarea-horizontal-align="justify" draw:textarea-vertical-align="middle" draw:auto-grow-height="false" fo:min-height="0.588cm" fo:min-width="12.327cm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1.884cm" fo:min-width="2.802cm"/>
    </style:style>
    <style:style style:name="gr5" style:family="graphic" style:parent-style-name="standard">
      <style:graphic-properties draw:fill-color="#333333" draw:textarea-horizontal-align="justify" draw:textarea-vertical-align="middle" draw:auto-grow-height="false" fo:min-height="1.909cm" fo:min-width="2.802cm"/>
    </style:style>
    <style:style style:name="gr6" style:family="graphic" style:parent-style-name="standard">
      <style:graphic-properties draw:stroke="none" svg:stroke-color="#000000" draw:fill="solid" draw:fill-color="#eeeeee" fo:min-height="0.471cm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0.452cm" fo:min-width="1.659cm"/>
    </style:style>
    <style:style style:name="gr8" style:family="graphic" style:parent-style-name="objectwithoutfill">
      <style:graphic-properties svg:stroke-color="#ff7b59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333333" draw:fill="none" draw:textarea-vertical-align="middle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2.29cm" fo:min-width="2.167cm"/>
    </style:style>
    <style:style style:name="gr11" style:family="graphic" style:parent-style-name="standard">
      <style:graphic-properties draw:stroke="none" svg:stroke-color="#000000" draw:fill="none" draw:fill-color="#ffffff" fo:min-height="0.385cm"/>
    </style:style>
    <style:style style:name="gr12" style:family="graphic" style:parent-style-name="standard">
      <style:graphic-properties draw:fill-color="#b4c7dc" draw:textarea-horizontal-align="justify" draw:textarea-vertical-align="middle" draw:auto-grow-height="false" fo:min-height="0.126cm" fo:min-width="1.934cm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0.127cm" fo:min-width="1.934cm"/>
    </style:style>
    <style:style style:name="gr14" style:family="graphic" style:parent-style-name="standard">
      <style:graphic-properties draw:fill="none" draw:fill-color="#ffffff" draw:textarea-horizontal-align="justify" draw:textarea-vertical-align="middle" draw:auto-grow-height="false" fo:min-height="2.925cm" fo:min-width="9.787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0.353cm"/>
    </style:style>
    <style:style style:name="gr17" style:family="graphic" style:parent-style-name="standard">
      <style:graphic-properties draw:stroke="none" svg:stroke-color="#000000" draw:fill="none" draw:fill-color="#ffffff" fo:min-height="0.705cm"/>
    </style:style>
    <style:style style:name="gr18" style:family="graphic" style:parent-style-name="standard">
      <style:graphic-properties draw:fill-color="#333333" draw:textarea-horizontal-align="justify" draw:textarea-vertical-align="middle" draw:auto-grow-height="false" fo:min-height="1.503cm" fo:min-width="2.446cm"/>
    </style:style>
    <style:style style:name="gr19" style:family="graphic" style:parent-style-name="standard">
      <style:graphic-properties svg:stroke-color="#000000" draw:fill-color="#3465a4" draw:textarea-horizontal-align="justify" draw:textarea-vertical-align="middle" draw:auto-grow-height="false" fo:min-height="0.588cm" fo:min-width="2.44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3.941cm" fo:min-width="4.072cm" draw:shadow="hidden" draw:shadow-offset-x="-0.212cm" draw:shadow-offset-y="0cm" draw:shadow-opacity="79%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0.325cm" fo:min-width="0.643cm"/>
    </style:style>
    <style:style style:name="gr2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fo:min-height="0.357cm"/>
    </style:style>
    <style:style style:name="gr24" style:family="graphic" style:parent-style-name="standard">
      <style:graphic-properties svg:stroke-color="#b4c7dc" draw:fill-color="#b4c7dc" draw:textarea-horizontal-align="justify" draw:textarea-vertical-align="middle" draw:auto-grow-height="false" fo:min-height="1.782cm" fo:min-width="1.659cm"/>
    </style:style>
    <style:style style:name="gr25" style:family="graphic" style:parent-style-name="standard">
      <style:graphic-properties draw:fill-color="#dedce6" draw:textarea-horizontal-align="justify" draw:textarea-vertical-align="middle" draw:auto-grow-height="false" fo:min-height="0.258cm" fo:min-width="1.659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385cm" fo:min-width="0.516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0.385cm" fo:min-width="0.516cm"/>
    </style:style>
    <style:style style:name="gr28" style:family="graphic" style:parent-style-name="standard">
      <style:graphic-properties draw:fill="none" draw:fill-color="#ffffff" draw:textarea-horizontal-align="justify" draw:textarea-vertical-align="middle" draw:auto-grow-height="false" fo:min-height="1.528cm" fo:min-width="1.913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0.512cm"/>
    </style:style>
    <style:style style:name="gr31" style:family="graphic" style:parent-style-name="standard">
      <style:graphic-properties svg:stroke-color="#b4c7dc" draw:fill-color="#e0c2cd" draw:textarea-horizontal-align="justify" draw:textarea-vertical-align="middle" draw:auto-grow-height="false" fo:min-height="1.782cm" fo:min-width="1.659cm"/>
    </style:style>
    <style:style style:name="gr32" style:family="graphic" style:parent-style-name="standard">
      <style:graphic-properties draw:stroke="none" svg:stroke-color="#000000" draw:fill="none" draw:fill-color="#ffffff" fo:min-height="0.5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0.512cm" fo:min-width="2.446cm"/>
    </style:style>
    <style:style style:name="gr34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4.957cm" fo:min-width="17.915cm" draw:shadow="visible" draw:shadow-offset-x="0cm" draw:shadow-offset-y="0cm"/>
    </style:style>
    <style:style style:name="gr35" style:family="graphic" style:parent-style-name="objectwithoutfill">
      <style:graphic-properties svg:stroke-color="#ff7b59" draw:fill="none" draw:textarea-vertical-align="middle"/>
    </style:style>
    <style:style style:name="gr36" style:family="graphic" style:parent-style-name="standard">
      <style:graphic-properties draw:fill-color="#eeeeee" draw:textarea-horizontal-align="justify" draw:textarea-vertical-align="middle" draw:auto-grow-height="false" fo:min-height="0.258cm" fo:min-width="0.77cm"/>
    </style:style>
    <style:style style:name="gr37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="solid" draw:fill-color="#eeeee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3465a4"/>
      <style:paragraph-properties fo:text-align="center"/>
      <style:text-properties fo:color="#ffffff" style:font-name="Liberation Serif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333333"/>
      <style:paragraph-properties fo:text-align="center"/>
      <style:text-properties fo:color="#ffffff" style:font-name="Liberation Serif" fo:font-size="12pt" fo:font-weight="bold" fo:background-color="#333333" style:font-size-asian="12pt" style:font-weight-asian="bold" style:font-size-complex="12pt" style:font-weight-complex="bold"/>
    </style:style>
    <style:style style:name="P7" style:family="paragraph">
      <loext:graphic-properties draw:fill-color="#333333"/>
      <style:paragraph-properties fo:text-align="center"/>
      <style:text-properties fo:color="#1c1c1c" style:font-name="Liberation Serif" fo:font-size="12pt" fo:font-weight="bold" fo:background-color="#333333" style:font-size-asian="12pt" style:font-weight-asian="bold" style:font-size-complex="12pt" style:font-weight-complex="bold"/>
    </style:style>
    <style:style style:name="P8" style:family="paragraph">
      <loext:graphic-properties draw:fill="solid" draw:fill-color="#eeeeee"/>
      <style:text-properties style:font-name="Liberation Serif" fo:font-size="12pt" style:font-size-asian="12pt" style:font-size-complex="12pt"/>
    </style:style>
    <style:style style:name="P9" style:family="paragraph">
      <loext:graphic-properties draw:fill-color="#cccccc"/>
      <style:paragraph-properties fo:text-align="center"/>
      <style:text-properties style:font-name="Liberation Serif" fo:font-size="12pt" style:font-size-asian="12pt" style:font-size-complex="12pt"/>
    </style:style>
    <style:style style:name="P10" style:family="paragraph">
      <loext:graphic-properties draw:fill="none"/>
      <style:paragraph-properties fo:text-align="center"/>
      <style:text-properties fo:font-weight="bold"/>
    </style:style>
    <style:style style:name="P11" style:family="paragraph">
      <loext:graphic-properties draw:fill-color="#eeeeee"/>
      <style:paragraph-properties fo:text-align="center"/>
      <style:text-properties style:font-name="Times New Roman" fo:font-size="9pt" style:font-size-asian="9pt" style:font-size-complex="9pt"/>
    </style:style>
    <style:style style:name="P12" style:family="paragraph">
      <loext:graphic-properties draw:fill="none" draw:fill-color="#ffffff"/>
      <style:text-properties style:font-name="Times New Roman" fo:font-size="9pt" style:font-size-asian="9pt" style:font-size-complex="9pt"/>
    </style:style>
    <style:style style:name="P13" style:family="paragraph">
      <loext:graphic-properties draw:fill-color="#b4c7dc"/>
      <style:paragraph-properties fo:text-align="center"/>
      <style:text-properties style:font-name="Times New Roman" fo:font-size="9pt" style:font-size-asian="9pt" style:font-size-complex="9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17" style:family="paragraph">
      <style:paragraph-properties fo:text-align="center"/>
      <style:text-properties style:font-name="Times New Roman" fo:font-size="11pt" style:font-size-asian="11pt" style:font-size-complex="11pt"/>
    </style:style>
    <style:style style:name="P18" style:family="paragraph">
      <loext:graphic-properties draw:fill-color="#333333"/>
      <style:paragraph-properties fo:text-align="center"/>
      <style:text-properties fo:color="#ffffff" style:font-name="Times New Roman" fo:font-size="11pt" fo:font-weight="bold" fo:background-color="#333333" style:font-size-asian="11pt" style:font-weight-asian="bold" style:font-size-complex="11pt" style:font-weight-complex="bold"/>
    </style:style>
    <style:style style:name="P19" style:family="paragraph">
      <loext:graphic-properties draw:fill-color="#3465a4"/>
      <style:paragraph-properties fo:text-align="center"/>
      <style:text-properties fo:color="#ffffff" style:font-name="Times New Roman" fo:font-size="11pt" fo:font-weight="bold" style:font-size-asian="11pt" style:font-weight-asian="bold" style:font-size-complex="11pt" style:font-weight-complex="bold"/>
    </style:style>
    <style:style style:name="P20" style:family="paragraph">
      <loext:graphic-properties draw:fill-color="#cccccc"/>
      <style:paragraph-properties fo:text-align="center"/>
      <style:text-properties style:font-name="Times New Roman" fo:font-size="11pt" style:font-size-asian="11pt" style:font-size-complex="11pt"/>
    </style:style>
    <style:style style:name="P21" style:family="paragraph">
      <style:text-properties style:font-name="Times New Roman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text-align="center"/>
      <style:text-properties fo:font-size="9pt" style:font-size-asian="9pt" style:font-size-complex="9pt"/>
    </style:style>
    <style:style style:name="P23" style:family="paragraph">
      <loext:graphic-properties draw:fill-color="#b4c7dc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24" style:family="paragraph">
      <style:paragraph-properties fo:text-align="center"/>
      <style:text-properties fo:font-size="10pt" style:font-size-asian="10pt" style:font-size-complex="10pt"/>
    </style:style>
    <style:style style:name="P25" style:family="paragraph">
      <loext:graphic-properties draw:fill-color="#dedce6"/>
      <style:paragraph-properties fo:text-align="center"/>
      <style:text-properties style:font-name="Times New Roman" fo:font-size="10pt" style:font-size-asian="10pt" style:font-size-complex="10pt"/>
    </style:style>
    <style:style style:name="P26" style:family="paragraph">
      <style:paragraph-properties fo:text-align="center"/>
      <style:text-properties style:font-name="Times New Roman" fo:font-size="9pt" style:font-size-asian="9pt" style:font-size-complex="9pt"/>
    </style:style>
    <style:style style:name="P27" style:family="paragraph">
      <loext:graphic-properties draw:fill-color="#ffffff"/>
      <style:paragraph-properties fo:text-align="center"/>
      <style:text-properties style:font-name="Times New Roman" fo:font-size="9pt" style:font-size-asian="9pt" style:font-size-complex="9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e0c2cd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30" style:family="paragraph">
      <style:paragraph-properties fo:text-align="center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31" style:family="paragraph">
      <loext:graphic-properties draw:fill="none" draw:fill-color="#ffffff"/>
      <style:paragraph-properties fo:text-align="center"/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P32" style:family="paragraph">
      <loext:graphic-properties draw:fill="none" draw:opacity="100%"/>
      <style:paragraph-properties fo:text-align="center"/>
    </style:style>
    <style:style style:name="P33" style:family="paragraph">
      <loext:graphic-properties draw:fill-color="#eeeee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="none" draw:fill-color="#ffffff"/>
    </style:style>
    <style:style style:name="T1" style:family="tex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ffffff"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style:font-name="Liberation Serif" fo:font-size="12pt" fo:font-weight="bold" fo:background-color="#333333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Times New Roman" fo:font-size="9pt" style:font-size-asian="9pt" style:font-size-complex="9pt"/>
    </style:style>
    <style:style style:name="T6" style:family="text">
      <style:text-properties style:font-name="Times New Roman" fo:font-size="9pt" fo:font-weight="bold" style:font-size-asian="9pt" style:font-weight-asian="bold" style:font-size-complex="9pt" style:font-weight-complex="bold"/>
    </style:style>
    <style:style style:name="T7" style:family="text">
      <style:text-properties fo:color="#ffffff" style:font-name="Times New Roman" fo:font-size="11pt" fo:font-weight="bold" fo:background-color="#333333" style:font-size-asian="11pt" style:font-weight-asian="bold" style:font-size-complex="11pt" style:font-weight-complex="bold"/>
    </style:style>
    <style:style style:name="T8" style:family="text">
      <style:text-properties fo:color="#ffffff" style:font-name="Times New Roman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Times New Roman" fo:font-size="11pt" style:font-size-asian="11pt" style:font-size-complex="11pt"/>
    </style:style>
    <style:style style:name="T10" style:family="text">
      <style:text-properties style:font-name="Times New Roman" fo:font-size="10pt" style:font-size-asian="10pt" style:font-size-complex="10pt"/>
    </style:style>
    <style:style style:name="T11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Times New Roman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4.036cm" svg:x="4.429cm" svg:y="3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54cm" svg:height="0.683cm" svg:x="7.731cm" svg:y="1.051cm">
          <draw:text-box>
            <text:p><text:span text:style-name="T1">TENANT 1</text:span></text:p>
          </draw:text-box>
        </draw:frame>
        <draw:frame draw:style-name="gr2" draw:text-style-name="P3" draw:layer="layout" svg:width="2.54cm" svg:height="0.683cm" svg:x="12.879cm" svg:y="1.051cm">
          <draw:text-box>
            <text:p><text:span text:style-name="T1">TENANT 2</text:span></text:p>
          </draw:text-box>
        </draw:frame>
        <draw:custom-shape draw:style-name="gr3" draw:text-style-name="P5" draw:layer="layout" svg:width="12.827cm" svg:height="0.838cm" svg:x="4.444cm" svg:y="7.655cm">
          <text:p text:style-name="P4"><text:span text:style-name="T2">DISK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3.302cm" svg:height="2.134cm" svg:x="7.35cm" svg:y="4.861cm">
          <text:p text:style-name="P4"><text:span text:style-name="T3">MINI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302cm" svg:height="2.159cm" svg:x="12.43cm" svg:y="4.861cm">
          <text:p text:style-name="P4"><text:span text:style-name="T3">MINIO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1.778cm" svg:height="0.721cm" svg:x="4.81cm" svg:y="4.988cm">
          <draw:text-box>
            <text:p><text:span text:style-name="T4">HOST</text:span></text:p>
          </draw:text-box>
        </draw:frame>
        <draw:custom-shape draw:style-name="gr7" draw:text-style-name="P9" draw:layer="layout" svg:width="2.159cm" svg:height="0.702cm" svg:x="7.858cm" svg:y="3.017cm">
          <text:p text:style-name="P4"><text:span text:style-name="T4">900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159cm" svg:height="0.702cm" svg:x="12.938cm" svg:y="3.017cm">
          <text:p text:style-name="P4"><text:span text:style-name="T4">900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874cm" svg:y1="3.719cm" svg:x2="8.874cm" svg:y2="4.861cm">
          <text:p/>
        </draw:line>
        <draw:line draw:style-name="gr8" draw:text-style-name="P1" draw:layer="layout" svg:x1="14.081cm" svg:y1="3.719cm" svg:x2="14.081cm" svg:y2="4.861cm">
          <text:p/>
        </draw:line>
        <draw:line draw:style-name="gr8" draw:text-style-name="P1" draw:layer="layout" svg:x1="14.081cm" svg:y1="3.016cm" svg:x2="14.081cm" svg:y2="1.8cm">
          <text:p/>
        </draw:line>
        <draw:line draw:style-name="gr8" draw:text-style-name="P1" draw:layer="layout" svg:x1="8.874cm" svg:y1="3.016cm" svg:x2="8.874cm" svg:y2="1.8cm">
          <text:p/>
        </draw:line>
        <draw:line draw:style-name="gr9" draw:text-style-name="P10" draw:layer="layout" svg:x1="9.001cm" svg:y1="6.877cm" svg:x2="9.001cm" svg:y2="7.655cm">
          <text:p/>
        </draw:line>
        <draw:line draw:style-name="gr9" draw:text-style-name="P10" draw:layer="layout" svg:x1="14.081cm" svg:y1="6.877cm" svg:x2="14.081cm" svg:y2="7.655cm">
          <text:p/>
        </draw:line>
        <draw:custom-shape draw:style-name="gr10" draw:text-style-name="P11" draw:layer="layout" svg:width="2.667cm" svg:height="2.54cm" svg:x="5.953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3.411cm" svg:height="0.635cm" svg:x="9.654cm" svg:y="9.001cm">
          <draw:text-box>
            <text:p><text:span text:style-name="T5">Object Composition</text:span></text:p>
          </draw:text-box>
        </draw:frame>
        <draw:custom-shape draw:style-name="gr12" draw:text-style-name="P13" draw:layer="layout" svg:width="2.434cm" svg:height="0.376cm" svg:x="6.098cm" svg:y="10.459cm">
          <text:p text:style-name="P4"><text:span text:style-name="T5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2.434cm" svg:height="0.376cm" svg:x="6.098cm" svg:y="11.117cm">
          <text:p text:style-name="P4"><text:span text:style-name="T5">Ver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2.434cm" svg:height="0.377cm" svg:x="6.098cm" svg:y="11.682cm">
          <text:p text:style-name="P4"><text:span text:style-name="T5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2.434cm" svg:height="0.376cm" svg:x="6.098cm" svg:y="12.246cm">
          <text:p text:style-name="P4"><text:span text:style-name="T5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0.287cm" svg:height="3.175cm" svg:x="5.699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2.667cm" svg:height="2.54cm" svg:x="8.874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2.434cm" svg:height="0.376cm" svg:x="9.019cm" svg:y="10.459cm">
          <text:p text:style-name="P4"><text:span text:style-name="T5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2.434cm" svg:height="0.376cm" svg:x="9.019cm" svg:y="11.117cm">
          <text:p text:style-name="P4"><text:span text:style-name="T5">Ver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2.434cm" svg:height="0.377cm" svg:x="9.019cm" svg:y="11.682cm">
          <text:p text:style-name="P4"><text:span text:style-name="T5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2.434cm" svg:height="0.376cm" svg:x="9.019cm" svg:y="12.246cm">
          <text:p text:style-name="P4"><text:span text:style-name="T5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draw:layer="layout" svg:width="0.127cm" svg:height="0.127cm" svg:x="11.922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862cm" svg:height="0.603cm" svg:x="6.377cm" svg:y="9.763cm">
          <draw:text-box>
            <text:p><text:span text:style-name="T6">Object #1</text:span></text:p>
          </draw:text-box>
        </draw:frame>
        <draw:frame draw:style-name="gr16" draw:text-style-name="P16" draw:layer="layout" svg:width="1.862cm" svg:height="0.603cm" svg:x="6.377cm" svg:y="9.764cm">
          <draw:text-box>
            <text:p><text:span text:style-name="T6">Object #1</text:span></text:p>
          </draw:text-box>
        </draw:frame>
        <draw:custom-shape draw:style-name="gr10" draw:text-style-name="P11" draw:layer="layout" svg:width="2.667cm" svg:height="2.54cm" svg:x="13.065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2.434cm" svg:height="0.376cm" svg:x="13.21cm" svg:y="10.459cm">
          <text:p text:style-name="P4"><text:span text:style-name="T5">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2.434cm" svg:height="0.376cm" svg:x="13.21cm" svg:y="11.117cm">
          <text:p text:style-name="P4"><text:span text:style-name="T5">Versio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2.434cm" svg:height="0.377cm" svg:x="13.21cm" svg:y="11.682cm">
          <text:p text:style-name="P4"><text:span text:style-name="T5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2.434cm" svg:height="0.376cm" svg:x="13.21cm" svg:y="12.246cm">
          <text:p text:style-name="P4"><text:span text:style-name="T5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6" draw:layer="layout" svg:width="1.862cm" svg:height="0.603cm" svg:x="9.382cm" svg:y="9.795cm">
          <draw:text-box>
            <text:p><text:span text:style-name="T6">Object #2</text:span></text:p>
          </draw:text-box>
        </draw:frame>
        <draw:frame draw:style-name="gr17" draw:text-style-name="P16" draw:layer="layout" svg:width="1.989cm" svg:height="0.955cm" svg:x="13.489cm" svg:y="9.763cm">
          <draw:text-box>
            <text:p><text:span text:style-name="T6">O</text:span><text:span text:style-name="T6">bj</text:span><text:span text:style-name="T6">ect </text:span><text:span text:style-name="T6">#N</text:span></text:p>
          </draw:text-box>
        </draw:frame>
        <draw:custom-shape draw:style-name="gr15" draw:text-style-name="P15" draw:layer="layout" svg:width="0.127cm" svg:height="0.127cm" svg:x="12.43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0.127cm" svg:height="0.127cm" svg:x="12.176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2.946cm" svg:height="1.753cm" svg:x="16.723cm" svg:y="18.653cm">
          <text:p text:style-name="P17"><text:span text:style-name="T7">MIN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9" draw:layer="layout" svg:width="2.946cm" svg:height="0.838cm" svg:x="16.748cm" svg:y="20.685cm">
          <text:p text:style-name="P17"><text:span text:style-name="T8">H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2.827cm" svg:height="0.838cm" svg:x="4.444cm" svg:y="7.655cm">
          <text:p text:style-name="P4"><text:span text:style-name="T2">DISK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572cm" svg:height="4.191cm" svg:x="15.351cm" svg:y="17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0" draw:layer="layout" svg:x1="18.17cm" svg:y1="20.431cm" svg:x2="18.17cm" svg:y2="20.685cm">
          <text:p/>
        </draw:line>
        <draw:line draw:style-name="gr8" draw:text-style-name="P1" draw:layer="layout" svg:x1="15.859cm" svg:y1="19.542cm" svg:x2="16.748cm" svg:y2="19.542cm">
          <text:p/>
        </draw:line>
        <draw:custom-shape draw:style-name="gr21" draw:text-style-name="P20" draw:layer="layout" svg:width="1.143cm" svg:height="0.575cm" svg:x="14.716cm" svg:y="19.221cm">
          <text:p text:style-name="P17"><text:span text:style-name="T9">9000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11cm" svg:y1="19.542cm" svg:x2="14.716cm" svg:y2="19.542cm">
          <text:p/>
        </draw:line>
        <draw:frame draw:style-name="gr22" draw:text-style-name="P4" draw:layer="layout" svg:width="1.688cm" svg:height="0.53cm" svg:x="16.621cm" svg:y="17.8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2" draw:text-style-name="P4" draw:layer="layout" svg:width="1.677cm" svg:height="0.53cm" svg:x="18.094cm" svg:y="17.8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3" draw:text-style-name="P16" draw:layer="layout" svg:width="2.032cm" svg:height="0.607cm" svg:x="12.684cm" svg:y="18.935cm">
          <draw:text-box>
            <text:p text:style-name="P21"><text:span text:style-name="T6">SSL/TLS</text:span></text:p>
          </draw:text-box>
        </draw:frame>
        <draw:custom-shape draw:style-name="gr24" draw:text-style-name="P23" draw:layer="layout" svg:width="2.159cm" svg:height="2.032cm" svg:x="7.096cm" svg:y="18.526cm">
          <text:p text:style-name="P22"><text:span text:style-name="T6">Python Client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2.159cm" svg:height="0.508cm" svg:x="10.525cm" svg:y="18.907cm">
          <text:p text:style-name="P24"><text:span text:style-name="T10">H</text:span><text:span text:style-name="T10">T</text:span><text:span text:style-name="T10">TP </text:span><text:span text:style-name="T10">Re</text:span><text:span text:style-name="T10">qu</text:span><text:span text:style-name="T10">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7" draw:layer="layout" svg:width="1.016cm" svg:height="0.635cm" svg:x="10.525cm" svg:y="19.542cm">
          <text:p text:style-name="P26"><text:span text:style-name="T5">Object</text:span></text:p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.016cm" svg:height="0.635cm" svg:x="11.668cm" svg:y="19.542cm">
          <text:p/>
          <draw:enhanced-geometry svg:viewBox="0 0 21600 21600" draw:type="rectangle" draw:enhanced-path="M 0 0 L 21600 0 21600 21600 0 21600 0 0 Z N"/>
        </draw:custom-shape>
        <draw:frame draw:style-name="gr22" draw:text-style-name="P4" draw:layer="layout" svg:width="0.991cm" svg:height="0.53cm" svg:x="11.668cm" svg:y="19.64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8" draw:text-style-name="P14" draw:layer="layout" svg:width="2.413cm" svg:height="1.778cm" svg:x="10.398cm" svg:y="18.65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255cm" svg:y1="19.542cm" svg:x2="10.398cm" svg:y2="19.542cm">
          <text:p/>
        </draw:line>
        <draw:line draw:style-name="gr29" draw:text-style-name="P1" draw:layer="layout" svg:x1="4.683cm" svg:y1="17.891cm" svg:x2="4.683cm" svg:y2="18.526cm">
          <text:p/>
        </draw:line>
        <draw:frame draw:style-name="gr30" draw:text-style-name="P16" draw:layer="layout" svg:width="1.27cm" svg:height="0.762cm" svg:x="1.711cm" svg:y="19.085cm">
          <draw:text-box>
            <text:p text:style-name="P21"><text:span text:style-name="T6">Data</text:span></text:p>
          </draw:text-box>
        </draw:frame>
        <draw:frame draw:style-name="gr22" draw:text-style-name="P4" draw:layer="layout" svg:width="0.991cm" svg:height="0.53cm" svg:x="7.604cm" svg:y="17.2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31" draw:text-style-name="P29" draw:layer="layout" svg:width="2.159cm" svg:height="2.032cm" svg:x="3.54cm" svg:y="18.526cm">
          <text:p text:style-name="P22"><text:span text:style-name="T6">Go </text:span><text:span text:style-name="T6">Encryption</text:span></text:p>
          <text:p text:style-name="P22"><text:span text:style-name="T6">Module</text:span></text:p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8.112cm" svg:y1="17.891cm" svg:x2="8.112cm" svg:y2="18.526cm">
          <text:p/>
        </draw:line>
        <draw:line draw:style-name="gr29" draw:text-style-name="P1" draw:layer="layout" svg:x1="5.699cm" svg:y1="19.542cm" svg:x2="7.096cm" svg:y2="19.542cm">
          <text:p/>
        </draw:line>
        <draw:line draw:style-name="gr8" draw:text-style-name="P1" draw:layer="layout" svg:x1="2.651cm" svg:y1="19.415cm" svg:x2="3.54cm" svg:y2="19.415cm">
          <text:p/>
        </draw:line>
        <draw:frame draw:style-name="gr22" draw:text-style-name="P4" draw:layer="layout" svg:width="0.991cm" svg:height="0.53cm" svg:x="4.2cm" svg:y="17.23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2" draw:text-style-name="P31" draw:layer="layout" svg:width="2.159cm" svg:height="0.877cm" svg:x="5.318cm" svg:y="18.665cm">
          <draw:text-box>
            <text:p text:style-name="P30"><text:span text:style-name="T11">Encry</text:span><text:span text:style-name="T11">pted <text:s/></text:span><text:span text:style-name="T11">Data</text:span></text:p>
          </draw:text-box>
        </draw:frame>
        <draw:custom-shape draw:style-name="gr33" draw:text-style-name="P1" draw:layer="layout" svg:width="2.946cm" svg:height="0.762cm" svg:x="16.723cm" svg:y="17.76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2" draw:layer="layout" svg:width="18.415cm" svg:height="5.207cm" svg:x="1.762cm" svg:y="16.697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2.905cm" svg:y1="19.415cm" svg:x2="2.905cm" svg:y2="21.066cm">
          <text:p/>
        </draw:line>
        <draw:line draw:style-name="gr35" draw:text-style-name="P1" draw:layer="layout" svg:x1="2.905cm" svg:y1="20.812cm" svg:x2="2.905cm" svg:y2="20.939cm">
          <text:p/>
        </draw:line>
        <draw:line draw:style-name="gr35" draw:text-style-name="P1" draw:layer="layout" svg:x1="2.905cm" svg:y1="21.066cm" svg:x2="5.699cm" svg:y2="21.066cm">
          <text:p/>
        </draw:line>
        <draw:custom-shape draw:style-name="gr36" draw:text-style-name="P33" draw:layer="layout" svg:width="1.27cm" svg:height="0.508cm" svg:x="5.699cm" svg:y="20.812cm">
          <text:p text:style-name="P4"><text:span text:style-name="T12">SSE-</text:span><text:span text:style-name="T12">C</text:span></text:p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6.969cm" svg:y1="21.066cm" svg:x2="8.163cm" svg:y2="21.066cm">
          <text:p/>
        </draw:line>
        <draw:line draw:style-name="gr35" draw:text-style-name="P1" draw:layer="layout" svg:x1="8.163cm" svg:y1="21.066cm" svg:x2="8.163cm" svg:y2="20.558cm">
          <text:p/>
        </draw:line>
        <draw:frame draw:style-name="gr37" draw:text-style-name="P34" draw:layer="layout" svg:width="2.159cm" svg:height="0.683cm" svg:x="1.762cm" svg:y="21.218cm">
          <draw:text-box>
            <text:p><text:span text:style-name="T13">10.7.2.20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16:17:42.632174778</meta:creation-date>
    <dc:date>2021-02-05T15:36:09.211323009</dc:date>
    <meta:editing-duration>PT3H1M21S</meta:editing-duration>
    <meta:editing-cycles>12</meta:editing-cycles>
    <meta:generator>LibreOffice/6.1.5.2$Linux_X86_64 LibreOffice_project/10$Build-2</meta:generator>
    <meta:document-statistic meta:object-count="75"/>
  </office:meta>
</office:document-meta>
</file>

<file path=Object 1/content.xml><?xml version="1.0" encoding="utf-8"?>
<math xmlns="http://www.w3.org/1998/Math/MathML" display="block">
  <semantics>
    <msub>
      <mi mathvariant="italic">Key</mi>
      <mi mathvariant="italic">Private</mi>
    </msub>
    <annotation encoding="StarMath 5.0">Key_{ Private }</annotation>
  </semantics>
</math>
</file>

<file path=Object 2/content.xml><?xml version="1.0" encoding="utf-8"?>
<math xmlns="http://www.w3.org/1998/Math/MathML" display="block">
  <semantics>
    <msub>
      <mi mathvariant="italic">Cert</mi>
      <mi mathvariant="italic">Public</mi>
    </msub>
    <annotation encoding="StarMath 5.0">Cert_{ Public }</annotation>
  </semantics>
</math>
</file>

<file path=Object 3/content.xml><?xml version="1.0" encoding="utf-8"?>
<math xmlns="http://www.w3.org/1998/Math/MathML" display="block">
  <semantics>
    <msub>
      <mi>K</mi>
      <mi mathvariant="italic">Sym</mi>
    </msub>
    <annotation encoding="StarMath 5.0">K_{ Sym }</annotation>
  </semantics>
</math>
</file>

<file path=Object 4/content.xml><?xml version="1.0" encoding="utf-8"?>
<math xmlns="http://www.w3.org/1998/Math/MathML" display="block">
  <semantics>
    <msub>
      <mi>K</mi>
      <mi mathvariant="italic">Sym</mi>
    </msub>
    <annotation encoding="StarMath 5.0">K_{ Sym }</annotation>
  </semantics>
</math>
</file>

<file path=Object 5/content.xml><?xml version="1.0" encoding="utf-8"?>
<math xmlns="http://www.w3.org/1998/Math/MathML" display="block">
  <semantics>
    <msub>
      <mi>K</mi>
      <mi mathvariant="italic">Sym</mi>
    </msub>
    <annotation encoding="StarMath 5.0">K_{ Sym }</annotation>
  </semantics>
</math>
</file>